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b77759" officeooo:paragraph-rsid="00b22160" style:language-asian="zxx" style:country-asian="none" style:language-complex="zxx" style:country-complex="none"/>
    </style:style>
    <style:style style:name="P23" style:family="paragraph" style:parent-style-name="Text_20_body">
      <style:text-properties fo:language="fr" fo:country="FR" fo:background-color="#ffff00" style:language-asian="zxx" style:country-asian="none" style:language-complex="zxx" style:country-complex="none"/>
    </style:style>
    <style:style style:name="P24"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5" style:family="paragraph" style:parent-style-name="Text_20_body">
      <style:text-properties officeooo:rsid="001c2c16" officeooo:paragraph-rsid="003f755f"/>
    </style:style>
    <style:style style:name="P26" style:family="paragraph" style:parent-style-name="Text_20_body">
      <style:text-properties officeooo:rsid="001c2c16" officeooo:paragraph-rsid="005a11ba"/>
    </style:style>
    <style:style style:name="P27" style:family="paragraph" style:parent-style-name="Text_20_body">
      <style:text-properties officeooo:rsid="00168461" officeooo:paragraph-rsid="003c518a"/>
    </style:style>
    <style:style style:name="P28" style:family="paragraph" style:parent-style-name="Text_20_body">
      <style:text-properties officeooo:rsid="00168461" officeooo:paragraph-rsid="003f755f"/>
    </style:style>
    <style:style style:name="P29" style:family="paragraph" style:parent-style-name="Text_20_body">
      <style:text-properties officeooo:rsid="00168461" officeooo:paragraph-rsid="004c518c"/>
    </style:style>
    <style:style style:name="P30" style:family="paragraph" style:parent-style-name="Text_20_body">
      <style:text-properties officeooo:rsid="0014b7da" officeooo:paragraph-rsid="003c518a"/>
    </style:style>
    <style:style style:name="P31" style:family="paragraph" style:parent-style-name="Text_20_body">
      <style:text-properties officeooo:rsid="0014b7da" officeooo:paragraph-rsid="003f755f"/>
    </style:style>
    <style:style style:name="P32" style:family="paragraph" style:parent-style-name="Text_20_body">
      <style:text-properties officeooo:rsid="00078fff" officeooo:paragraph-rsid="003f755f"/>
    </style:style>
    <style:style style:name="P33" style:family="paragraph" style:parent-style-name="Text_20_body">
      <style:text-properties officeooo:rsid="000a4757" officeooo:paragraph-rsid="003f755f"/>
    </style:style>
    <style:style style:name="P34" style:family="paragraph" style:parent-style-name="Text_20_body">
      <style:text-properties officeooo:rsid="00151fcf" officeooo:paragraph-rsid="004e28f2"/>
    </style:style>
    <style:style style:name="P35" style:family="paragraph" style:parent-style-name="Text_20_body">
      <style:text-properties officeooo:paragraph-rsid="003c518a"/>
    </style:style>
    <style:style style:name="P36" style:family="paragraph" style:parent-style-name="Text_20_body">
      <style:text-properties style:font-name="Arial" fo:font-size="11pt" officeooo:paragraph-rsid="003c518a"/>
    </style:style>
    <style:style style:name="P37" style:family="paragraph" style:parent-style-name="Text_20_body">
      <style:text-properties style:font-name="Arial" fo:font-size="11pt" officeooo:rsid="0015b201" officeooo:paragraph-rsid="003c518a"/>
    </style:style>
    <style:style style:name="P38" style:family="paragraph" style:parent-style-name="Text_20_body">
      <style:text-properties style:font-name="Arial" fo:font-size="11pt" officeooo:rsid="000df663" officeooo:paragraph-rsid="003c518a"/>
    </style:style>
    <style:style style:name="P39" style:family="paragraph" style:parent-style-name="Text_20_body">
      <style:text-properties style:font-name="Arial" fo:font-size="11pt" officeooo:rsid="000df663" officeooo:paragraph-rsid="00489f88"/>
    </style:style>
    <style:style style:name="P40" style:family="paragraph" style:parent-style-name="Text_20_body">
      <style:text-properties style:font-name="Arial" fo:font-size="11pt" officeooo:rsid="000df663" officeooo:paragraph-rsid="004a134d"/>
    </style:style>
    <style:style style:name="P41" style:family="paragraph" style:parent-style-name="Text_20_body">
      <style:text-properties style:font-name="Arial" fo:font-size="11pt" officeooo:rsid="00168461" officeooo:paragraph-rsid="003c518a"/>
    </style:style>
    <style:style style:name="P42" style:family="paragraph" style:parent-style-name="Text_20_body">
      <style:text-properties style:font-name="Arial" fo:font-size="11pt" officeooo:rsid="00168461" officeooo:paragraph-rsid="004c518c"/>
    </style:style>
    <style:style style:name="P43" style:family="paragraph" style:parent-style-name="Text_20_body">
      <style:text-properties style:font-name="Arial" fo:font-size="11pt" officeooo:rsid="00168461" officeooo:paragraph-rsid="003f755f"/>
    </style:style>
    <style:style style:name="P44" style:family="paragraph" style:parent-style-name="Text_20_body">
      <style:text-properties style:font-name="Arial" fo:font-size="11pt" officeooo:rsid="00168461" officeooo:paragraph-rsid="004e28f2"/>
    </style:style>
    <style:style style:name="P45" style:family="paragraph" style:parent-style-name="Text_20_body">
      <style:text-properties style:font-name="Arial" fo:font-size="11pt" officeooo:rsid="00078fff" officeooo:paragraph-rsid="003f755f"/>
    </style:style>
    <style:style style:name="P46" style:family="paragraph" style:parent-style-name="Text_20_body">
      <style:text-properties style:font-name="Arial" fo:font-size="11pt" officeooo:rsid="0014b7da" officeooo:paragraph-rsid="00489f88"/>
    </style:style>
    <style:style style:name="P47" style:family="paragraph" style:parent-style-name="Text_20_body">
      <style:text-properties style:font-name="Arial" fo:font-size="11pt" officeooo:rsid="00151fcf" officeooo:paragraph-rsid="004e28f2"/>
    </style:style>
    <style:style style:name="P48" style:family="paragraph" style:parent-style-name="Text_20_body">
      <style:text-properties style:font-name="Arial" fo:font-size="11pt" officeooo:rsid="007ab966" officeooo:paragraph-rsid="007ab966"/>
    </style:style>
    <style:style style:name="P49" style:family="paragraph" style:parent-style-name="Text_20_body">
      <style:text-properties officeooo:paragraph-rsid="003f755f"/>
    </style:style>
    <style:style style:name="P50" style:family="paragraph" style:parent-style-name="Text_20_body">
      <style:text-properties officeooo:paragraph-rsid="003b2525"/>
    </style:style>
    <style:style style:name="P51" style:family="paragraph" style:parent-style-name="Text_20_body">
      <style:text-properties officeooo:rsid="00489f88" officeooo:paragraph-rsid="00489f88"/>
    </style:style>
    <style:style style:name="P52" style:family="paragraph" style:parent-style-name="Text_20_body">
      <style:text-properties officeooo:rsid="004c518c" officeooo:paragraph-rsid="004c518c"/>
    </style:style>
    <style:style style:name="P53" style:family="paragraph" style:parent-style-name="Text_20_body">
      <style:text-properties officeooo:rsid="004f3b1b" officeooo:paragraph-rsid="004f3b1b"/>
    </style:style>
    <style:style style:name="P54" style:family="paragraph" style:parent-style-name="Text_20_body">
      <style:text-properties officeooo:rsid="004f3b1b" officeooo:paragraph-rsid="005a11ba"/>
    </style:style>
    <style:style style:name="P55" style:family="paragraph" style:parent-style-name="Text_20_body">
      <style:text-properties officeooo:rsid="005a11ba" officeooo:paragraph-rsid="005a11ba"/>
    </style:style>
    <style:style style:name="P56" style:family="paragraph" style:parent-style-name="Text_20_body">
      <style:text-properties officeooo:paragraph-rsid="006587ca"/>
    </style:style>
    <style:style style:name="P57" style:family="paragraph" style:parent-style-name="Text_20_body">
      <style:text-properties officeooo:rsid="006a0481" officeooo:paragraph-rsid="006a0481"/>
    </style:style>
    <style:style style:name="P58" style:family="paragraph" style:parent-style-name="Text_20_body">
      <style:text-properties officeooo:rsid="006b183a" officeooo:paragraph-rsid="006b183a"/>
    </style:style>
    <style:style style:name="P59" style:family="paragraph" style:parent-style-name="Text_20_body">
      <style:text-properties officeooo:rsid="007d7d18" officeooo:paragraph-rsid="007d7d18"/>
    </style:style>
    <style:style style:name="P60" style:family="paragraph" style:parent-style-name="Text_20_body">
      <style:text-properties officeooo:paragraph-rsid="000ee477"/>
    </style:style>
    <style:style style:name="P61" style:family="paragraph" style:parent-style-name="Text_20_body">
      <style:text-properties officeooo:paragraph-rsid="008a655d"/>
    </style:style>
    <style:style style:name="P62" style:family="paragraph" style:parent-style-name="Text_20_body">
      <style:text-properties officeooo:paragraph-rsid="008c2764"/>
    </style:style>
    <style:style style:name="P63" style:family="paragraph" style:parent-style-name="Text_20_body">
      <style:text-properties officeooo:paragraph-rsid="0099e575"/>
    </style:style>
    <style:style style:name="P64" style:family="paragraph" style:parent-style-name="Text_20_body">
      <style:text-properties officeooo:rsid="009b43e4" officeooo:paragraph-rsid="009b43e4"/>
    </style:style>
    <style:style style:name="P65" style:family="paragraph" style:parent-style-name="Text_20_body">
      <style:text-properties officeooo:rsid="00a862c9" officeooo:paragraph-rsid="00d13953"/>
    </style:style>
    <style:style style:name="P66" style:family="paragraph" style:parent-style-name="Text_20_body">
      <style:text-properties officeooo:paragraph-rsid="00aae798"/>
    </style:style>
    <style:style style:name="P67" style:family="paragraph" style:parent-style-name="Text_20_body">
      <style:text-properties officeooo:rsid="00aadf4a" officeooo:paragraph-rsid="00ab8d82"/>
    </style:style>
    <style:style style:name="P68" style:family="paragraph" style:parent-style-name="Text_20_body">
      <style:text-properties officeooo:paragraph-rsid="00ad2920"/>
    </style:style>
    <style:style style:name="P69" style:family="paragraph" style:parent-style-name="Text_20_body">
      <style:text-properties officeooo:rsid="00ad2920" officeooo:paragraph-rsid="00ad2920"/>
    </style:style>
    <style:style style:name="P70" style:family="paragraph" style:parent-style-name="Text_20_body">
      <style:text-properties officeooo:paragraph-rsid="00aef6f5"/>
    </style:style>
    <style:style style:name="P71" style:family="paragraph" style:parent-style-name="Text_20_body">
      <style:text-properties officeooo:rsid="00cd1cf9" officeooo:paragraph-rsid="00d13953"/>
    </style:style>
    <style:style style:name="P72" style:family="paragraph" style:parent-style-name="Text_20_body">
      <style:text-properties officeooo:paragraph-rsid="00d13953"/>
    </style:style>
    <style:style style:name="P73" style:family="paragraph" style:parent-style-name="Text_20_body">
      <style:text-properties officeooo:paragraph-rsid="00d1490c"/>
    </style:style>
    <style:style style:name="P74" style:family="paragraph" style:parent-style-name="Sous-sous-titre">
      <style:paragraph-properties fo:break-before="page"/>
    </style:style>
    <style:style style:name="P75" style:family="paragraph" style:parent-style-name="Sous-sous-titre">
      <style:paragraph-properties fo:break-before="page"/>
      <style:text-properties fo:language="fr" fo:country="FR" style:language-asian="zxx" style:country-asian="none" style:language-complex="zxx" style:country-complex="none"/>
    </style:style>
    <style:style style:name="P76" style:family="paragraph" style:parent-style-name="Title">
      <style:text-properties fo:language="fr" fo:country="FR" officeooo:rsid="001fa6ea" officeooo:paragraph-rsid="00120d11" style:language-asian="zxx" style:country-asian="none" style:language-complex="zxx" style:country-complex="none"/>
    </style:style>
    <style:style style:name="P77" style:family="paragraph" style:parent-style-name="Subtitle">
      <style:text-properties fo:language="fr" fo:country="FR" officeooo:rsid="00168d86" officeooo:paragraph-rsid="00168d86" style:language-asian="zxx" style:country-asian="none" style:language-complex="zxx" style:country-complex="none"/>
    </style:style>
    <style:style style:name="P78" style:family="paragraph" style:parent-style-name="Table_20_Contents">
      <style:text-properties style:font-name="Arial" fo:font-size="11pt" officeooo:rsid="00550209" officeooo:paragraph-rsid="00550209"/>
    </style:style>
    <style:style style:name="P79" style:family="paragraph" style:parent-style-name="Table_20_Contents">
      <style:text-properties style:font-name="Arial" fo:font-size="11pt" officeooo:rsid="00568d31" officeooo:paragraph-rsid="00568d31"/>
    </style:style>
    <style:style style:name="P80" style:family="paragraph" style:parent-style-name="Table_20_Contents">
      <style:text-properties style:font-name="Arial" fo:font-size="11pt" officeooo:rsid="007ab966" officeooo:paragraph-rsid="007ab966"/>
    </style:style>
    <style:style style:name="P81" style:family="paragraph" style:parent-style-name="Table_20_Contents">
      <style:text-properties style:font-name="Arial" fo:font-size="11pt" officeooo:rsid="007d7d18" officeooo:paragraph-rsid="007d7d18"/>
    </style:style>
    <style:style style:name="P82" style:family="paragraph" style:parent-style-name="Table_20_Contents">
      <style:text-properties style:font-name="Arial" fo:font-size="11pt" officeooo:rsid="00801c25" officeooo:paragraph-rsid="00801c25"/>
    </style:style>
    <style:style style:name="P83" style:family="paragraph" style:parent-style-name="Table_20_Contents">
      <style:text-properties style:font-name="Arial" fo:font-size="11pt" officeooo:rsid="005a11ba" officeooo:paragraph-rsid="007d7d18"/>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fo:language="fr" fo:country="FR" style:language-asian="zxx" style:country-asian="none" style:language-complex="zxx" style:country-complex="none"/>
    </style:style>
    <style:style style:name="P88"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89"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0" style:family="paragraph" style:parent-style-name="Heading_20_1">
      <style:paragraph-properties fo:break-before="page"/>
      <style:text-properties officeooo:rsid="00729bc1" officeooo:paragraph-rsid="00729bc1"/>
    </style:style>
    <style:style style:name="P91" style:family="paragraph" style:parent-style-name="Heading_20_3">
      <style:text-properties fo:language="fr" fo:country="FR" style:language-asian="zxx" style:country-asian="none" style:language-complex="zxx" style:country-complex="none"/>
    </style:style>
    <style:style style:name="P92" style:family="paragraph" style:parent-style-name="Heading_20_3">
      <style:text-properties fo:language="fr" fo:country="FR" officeooo:paragraph-rsid="0080f27c" style:language-asian="zxx" style:country-asian="none" style:language-complex="zxx" style:country-complex="none"/>
    </style:style>
    <style:style style:name="P93" style:family="paragraph" style:parent-style-name="Heading_20_3">
      <style:text-properties fo:language="fr" fo:country="FR" officeooo:rsid="00801c25" officeooo:paragraph-rsid="0080f27c" style:language-asian="zxx" style:country-asian="none" style:language-complex="zxx" style:country-complex="none"/>
    </style:style>
    <style:style style:name="P94" style:family="paragraph" style:parent-style-name="Heading_20_3">
      <style:text-properties fo:language="fr" fo:country="FR" officeooo:paragraph-rsid="003b2525" style:language-asian="zxx" style:country-asian="none" style:language-complex="zxx" style:country-complex="none"/>
    </style:style>
    <style:style style:name="P95" style:family="paragraph" style:parent-style-name="Heading_20_3">
      <style:text-properties fo:language="fr" fo:country="FR" officeooo:paragraph-rsid="006587ca" style:language-asian="zxx" style:country-asian="none" style:language-complex="zxx" style:country-complex="none"/>
    </style:style>
    <style:style style:name="P96" style:family="paragraph" style:parent-style-name="Heading_20_3">
      <style:text-properties fo:language="fr" fo:country="FR" officeooo:rsid="0039182b" officeooo:paragraph-rsid="0039182b" style:language-asian="zxx" style:country-asian="none" style:language-complex="zxx" style:country-complex="none"/>
    </style:style>
    <style:style style:name="P97" style:family="paragraph" style:parent-style-name="Heading_20_3">
      <style:text-properties fo:language="fr" fo:country="FR" fo:background-color="#ffff00" style:language-asian="zxx" style:country-asian="none" style:language-complex="zxx" style:country-complex="none"/>
    </style:style>
    <style:style style:name="P98" style:family="paragraph" style:parent-style-name="Heading_20_3">
      <style:text-properties officeooo:paragraph-rsid="00927741"/>
    </style:style>
    <style:style style:name="P99" style:family="paragraph" style:parent-style-name="Heading_20_2">
      <style:text-properties fo:language="fr" fo:country="FR" style:language-asian="zxx" style:country-asian="none" style:language-complex="zxx" style:country-complex="none"/>
    </style:style>
    <style:style style:name="P100" style:family="paragraph" style:parent-style-name="Heading_20_2">
      <style:text-properties fo:language="fr" fo:country="FR" officeooo:paragraph-rsid="007d7d18" style:language-asian="zxx" style:country-asian="none" style:language-complex="zxx" style:country-complex="none"/>
    </style:style>
    <style:style style:name="P101" style:family="paragraph" style:parent-style-name="Heading_20_2">
      <style:text-properties fo:language="fr" fo:country="FR" officeooo:paragraph-rsid="003b2525" style:language-asian="zxx" style:country-asian="none" style:language-complex="zxx" style:country-complex="none"/>
    </style:style>
    <style:style style:name="P102" style:family="paragraph" style:parent-style-name="Heading_20_2">
      <style:text-properties fo:language="fr" fo:country="FR" officeooo:paragraph-rsid="006587ca" style:language-asian="zxx" style:country-asian="none" style:language-complex="zxx" style:country-complex="none"/>
    </style:style>
    <style:style style:name="P103" style:family="paragraph" style:parent-style-name="Heading_20_2">
      <style:text-properties fo:language="fr" fo:country="FR" fo:background-color="#ffff00" style:language-asian="zxx" style:country-asian="none" style:language-complex="zxx" style:country-complex="none"/>
    </style:style>
    <style:style style:name="P104" style:family="paragraph" style:parent-style-name="Heading_20_2">
      <style:text-properties officeooo:paragraph-rsid="008a655d"/>
    </style:style>
    <style:style style:name="P105"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6" style:family="paragraph" style:parent-style-name="List_20_1" style:list-style-name="L4">
      <style:text-properties fo:language="fr" fo:country="FR" officeooo:paragraph-rsid="0040a166" style:language-asian="zxx" style:country-asian="none" style:language-complex="zxx" style:country-complex="none"/>
    </style:style>
    <style:style style:name="P107" style:family="paragraph" style:parent-style-name="List_20_2" style:list-style-name="L4">
      <style:text-properties fo:language="fr" fo:country="FR" officeooo:paragraph-rsid="004ad83b" style:language-asian="zxx" style:country-asian="none" style:language-complex="zxx" style:country-complex="none"/>
    </style:style>
    <style:style style:name="P108" style:family="paragraph" style:parent-style-name="List_20_2" style:list-style-name="L4">
      <style:text-properties fo:language="fr" fo:country="FR" officeooo:paragraph-rsid="0040a166" style:language-asian="zxx" style:country-asian="none" style:language-complex="zxx" style:country-complex="none"/>
    </style:style>
    <style:style style:name="P109"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10" style:family="paragraph" style:parent-style-name="List_20_2" style:list-style-name="L4">
      <style:text-properties fo:language="fr" fo:country="FR" officeooo:rsid="00a5acc9" officeooo:paragraph-rsid="00a5acc9" fo:background-color="#ffff00" style:language-asian="zxx" style:country-asian="none" style:language-complex="zxx" style:country-complex="none"/>
    </style:style>
    <style:style style:name="P111" style:family="paragraph" style:parent-style-name="Text_20_body" style:list-style-name="L1">
      <style:text-properties style:font-name="Arial" fo:font-size="11pt" officeooo:rsid="00a5e79b" officeooo:paragraph-rsid="00b0961e"/>
    </style:style>
    <style:style style:name="P112" style:family="paragraph" style:parent-style-name="Text_20_body" style:list-style-name="L1">
      <style:text-properties style:font-name="Arial" fo:font-size="11pt" officeooo:rsid="00168461" officeooo:paragraph-rsid="00b0961e"/>
    </style:style>
    <style:style style:name="P113" style:family="paragraph" style:parent-style-name="Text_20_body" style:list-style-name="L2">
      <style:text-properties fo:language="fr" fo:country="FR" officeooo:rsid="0014b7da" officeooo:paragraph-rsid="00ab8d82" style:language-asian="zxx" style:country-asian="none" style:language-complex="zxx" style:country-complex="none"/>
    </style:style>
    <style:style style:name="P114" style:family="paragraph" style:parent-style-name="Text_20_body" style:list-style-name="L2">
      <style:text-properties fo:language="fr" fo:country="FR" officeooo:rsid="00ad5047" officeooo:paragraph-rsid="00ad5047" style:language-asian="zxx" style:country-asian="none" style:language-complex="zxx" style:country-complex="none"/>
    </style:style>
    <style:style style:name="P115" style:family="paragraph" style:parent-style-name="Text_20_body" style:list-style-name="L2">
      <style:text-properties fo:language="fr" fo:country="FR" officeooo:rsid="00ae5615" officeooo:paragraph-rsid="00ae5615" style:language-asian="zxx" style:country-asian="none" style:language-complex="zxx" style:country-complex="none"/>
    </style:style>
    <style:style style:name="P116" style:family="paragraph" style:parent-style-name="Text_20_body" style:list-style-name="L3">
      <style:text-properties fo:language="fr" fo:country="FR" officeooo:rsid="003bed26" officeooo:paragraph-rsid="00b22160" style:language-asian="zxx" style:country-asian="none" style:language-complex="zxx" style:country-complex="none"/>
    </style:style>
    <style:style style:name="P117"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18"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19" style:family="paragraph" style:parent-style-name="Text_20_body" style:list-style-name="L3">
      <style:text-properties fo:language="fr" fo:country="FR" officeooo:rsid="00a49629" officeooo:paragraph-rsid="00a49629" style:language-asian="zxx" style:country-asian="none" style:language-complex="zxx" style:country-complex="none"/>
    </style:style>
    <style:style style:name="P120" style:family="paragraph" style:parent-style-name="Text_20_body" style:list-style-name="L5"/>
    <style:style style:name="P121" style:family="paragraph" style:parent-style-name="Text_20_body" style:list-style-name="L5">
      <style:text-properties officeooo:rsid="009773d8" officeooo:paragraph-rsid="009773d8"/>
    </style:style>
    <style:style style:name="P122" style:family="paragraph" style:parent-style-name="Text_20_body" style:list-style-name="L6"/>
    <style:style style:name="P123" style:family="paragraph" style:parent-style-name="Text_20_body">
      <style:text-properties officeooo:paragraph-rsid="00d13953"/>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0ee91fd"/>
    </style:style>
    <style:style style:name="T28" style:family="text">
      <style:text-properties officeooo:rsid="00545b47"/>
    </style:style>
    <style:style style:name="T29" style:family="text">
      <style:text-properties officeooo:rsid="00863ad9"/>
    </style:style>
    <style:style style:name="T30" style:family="text">
      <style:text-properties officeooo:rsid="00c2a9d7"/>
    </style:style>
    <style:style style:name="T31" style:family="text">
      <style:text-properties officeooo:rsid="0013d551"/>
    </style:style>
    <style:style style:name="T32" style:family="text">
      <style:text-properties officeooo:rsid="001573e3"/>
    </style:style>
    <style:style style:name="T33" style:family="text">
      <style:text-properties officeooo:rsid="00322d15"/>
    </style:style>
    <style:style style:name="T34" style:family="text">
      <style:text-properties officeooo:rsid="0034329d"/>
    </style:style>
    <style:style style:name="T35" style:family="text">
      <style:text-properties officeooo:rsid="002dc555"/>
    </style:style>
    <style:style style:name="T36" style:family="text">
      <style:text-properties officeooo:rsid="0028ec52"/>
    </style:style>
    <style:style style:name="T37" style:family="text">
      <style:text-properties officeooo:rsid="0039de34"/>
    </style:style>
    <style:style style:name="T38" style:family="text">
      <style:text-properties officeooo:rsid="006a3ee5"/>
    </style:style>
    <style:style style:name="T39" style:family="text">
      <style:text-properties officeooo:rsid="00e0b467"/>
    </style:style>
    <style:style style:name="T40" style:family="text">
      <style:text-properties officeooo:rsid="0078b435"/>
    </style:style>
    <style:style style:name="T41" style:family="text">
      <style:text-properties officeooo:rsid="004b816c"/>
    </style:style>
    <style:style style:name="T42" style:family="text">
      <style:text-properties officeooo:rsid="008190b2"/>
    </style:style>
    <style:style style:name="T43" style:family="text">
      <style:text-properties officeooo:rsid="00a8c4c7"/>
    </style:style>
    <style:style style:name="T44" style:family="text">
      <style:text-properties officeooo:rsid="004513eb"/>
    </style:style>
    <style:style style:name="T45" style:family="text">
      <style:text-properties fo:background-color="#ffff00" loext:char-shading-value="0"/>
    </style:style>
    <style:style style:name="T46" style:family="text">
      <style:text-properties officeooo:rsid="004c518c"/>
    </style:style>
    <style:style style:name="T47" style:family="text">
      <style:text-properties officeooo:rsid="004d05fb"/>
    </style:style>
    <style:style style:name="T48" style:family="text">
      <style:text-properties officeooo:rsid="00523448"/>
    </style:style>
    <style:style style:name="T49" style:family="text">
      <style:text-properties officeooo:rsid="0053aedd"/>
    </style:style>
    <style:style style:name="T50" style:family="text">
      <style:text-properties officeooo:rsid="0053d6b5"/>
    </style:style>
    <style:style style:name="T51" style:family="text">
      <style:text-properties officeooo:rsid="00581bf9"/>
    </style:style>
    <style:style style:name="T52" style:family="text">
      <style:text-properties officeooo:rsid="006587ca"/>
    </style:style>
    <style:style style:name="T53" style:family="text">
      <style:text-properties officeooo:rsid="006bef63"/>
    </style:style>
    <style:style style:name="T54" style:family="text">
      <style:text-properties officeooo:rsid="006d38fc"/>
    </style:style>
    <style:style style:name="T55" style:family="text">
      <style:text-properties officeooo:rsid="00705ac8"/>
    </style:style>
    <style:style style:name="T56" style:family="text">
      <style:text-properties officeooo:rsid="007070d9"/>
    </style:style>
    <style:style style:name="T57" style:family="text">
      <style:text-properties officeooo:rsid="007306df"/>
    </style:style>
    <style:style style:name="T58" style:family="text">
      <style:text-properties officeooo:rsid="0073ce89"/>
    </style:style>
    <style:style style:name="T59" style:family="text">
      <style:text-properties officeooo:rsid="0075b82c"/>
    </style:style>
    <style:style style:name="T60" style:family="text">
      <style:text-properties officeooo:rsid="00795627"/>
    </style:style>
    <style:style style:name="T61" style:family="text">
      <style:text-properties officeooo:rsid="007ab966"/>
    </style:style>
    <style:style style:name="T62" style:family="text">
      <style:text-properties officeooo:rsid="00801c25"/>
    </style:style>
    <style:style style:name="T63" style:family="text">
      <style:text-properties officeooo:rsid="00813094"/>
    </style:style>
    <style:style style:name="T64" style:family="text">
      <style:text-properties officeooo:rsid="00841fca"/>
    </style:style>
    <style:style style:name="T65" style:family="text">
      <style:text-properties officeooo:rsid="0085799a"/>
    </style:style>
    <style:style style:name="T66" style:family="text">
      <style:text-properties officeooo:rsid="0086c4b0"/>
    </style:style>
    <style:style style:name="T67" style:family="text">
      <style:text-properties officeooo:rsid="00927741"/>
    </style:style>
    <style:style style:name="T68" style:family="text">
      <style:text-properties officeooo:rsid="009f9863"/>
    </style:style>
    <style:style style:name="T69" style:family="text">
      <style:text-properties officeooo:rsid="00a79752"/>
    </style:style>
    <style:style style:name="T70" style:family="text">
      <style:text-properties officeooo:rsid="00ad2920"/>
    </style:style>
    <style:style style:name="T71" style:family="text">
      <style:text-properties officeooo:rsid="00ae5615"/>
    </style:style>
    <style:style style:name="T72" style:family="text">
      <style:text-properties officeooo:rsid="00c642e2"/>
    </style:style>
    <style:style style:name="T73" style:family="text">
      <style:text-properties officeooo:rsid="00c9d036"/>
    </style:style>
    <style:style style:name="T74" style:family="text">
      <style:text-properties officeooo:rsid="00caa0d0"/>
    </style:style>
    <style:style style:name="T75" style:family="text">
      <style:text-properties officeooo:rsid="00a862c9"/>
    </style:style>
    <style:style style:name="T76" style:family="text">
      <style:text-properties officeooo:rsid="00c6e1d2"/>
    </style:style>
    <style:style style:name="T77" style:family="text">
      <style:text-properties officeooo:rsid="009d3bf9"/>
    </style:style>
    <style:style style:name="T78" style:family="text">
      <style:text-properties officeooo:rsid="00d362c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ite Web - <text:span text:style-name="T7">Vitrine</text:span></text:p>
      <text:p text:style-name="P4"/>
      <text:p text:style-name="P77">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Sommaire</text:p>
          </text:index-title>
          <text:p text:style-name="P84"><text:a xlink:type="simple" xlink:href="#__RefHeading___Toc973_994175932" text:style-name="Index_20_Link" text:visited-style-name="Index_20_Link">Identification du Projet<text:tab/>4</text:a></text:p>
          <text:p text:style-name="P84"><text:a xlink:type="simple" xlink:href="#__RefHeading___Toc975_994175932" text:style-name="Index_20_Link" text:visited-style-name="Index_20_Link">Diagnostic du besoin<text:tab/>6</text:a></text:p>
          <text:p text:style-name="P85"><text:a xlink:type="simple" xlink:href="#__RefHeading___Toc1460_1929138192" text:style-name="Index_20_Link" text:visited-style-name="Index_20_Link">Objectifs du site<text:tab/>6</text:a></text:p>
          <text:p text:style-name="P85"><text:a xlink:type="simple" xlink:href="#__RefHeading___Toc981_994175932" text:style-name="Index_20_Link" text:visited-style-name="Index_20_Link">Particularités<text:tab/>6</text:a></text:p>
          <text:p text:style-name="P85"><text:a xlink:type="simple" xlink:href="#__RefHeading___Toc979_994175932" text:style-name="Index_20_Link" text:visited-style-name="Index_20_Link">Environnement commercial<text:tab/>6</text:a></text:p>
          <text:p text:style-name="P85"><text:a xlink:type="simple" xlink:href="#__RefHeading___Toc983_994175932" text:style-name="Index_20_Link" text:visited-style-name="Index_20_Link">Description de la cible et de ses attentes<text:tab/>6</text:a></text:p>
          <text:p text:style-name="P85"><text:a xlink:type="simple" xlink:href="#__RefHeading___Toc1461_887888884" text:style-name="Index_20_Link" text:visited-style-name="Index_20_Link">Études préalables<text:tab/>7</text:a></text:p>
          <text:p text:style-name="P85"><text:a xlink:type="simple" xlink:href="#__RefHeading___Toc991_994175932" text:style-name="Index_20_Link" text:visited-style-name="Index_20_Link">Enjeux du projet<text:tab/>7</text:a></text:p>
          <text:p text:style-name="P85"><text:a xlink:type="simple" xlink:href="#__RefHeading___Toc993_994175932" text:style-name="Index_20_Link" text:visited-style-name="Index_20_Link">Limites et Contraintes de départ<text:tab/>7</text:a></text:p>
          <text:p text:style-name="P84"><text:a xlink:type="simple" xlink:href="#__RefHeading___Toc995_994175932" text:style-name="Index_20_Link" text:visited-style-name="Index_20_Link">Déclaration d'Intention<text:tab/>8</text:a></text:p>
          <text:p text:style-name="P84"><text:a xlink:type="simple" xlink:href="#__RefHeading___Toc1023_994175932" text:style-name="Index_20_Link" text:visited-style-name="Index_20_Link">Organisation du projet<text:tab/>9</text:a></text:p>
          <text:p text:style-name="P85"><text:a xlink:type="simple" xlink:href="#__RefHeading___Toc1025_994175932" text:style-name="Index_20_Link" text:visited-style-name="Index_20_Link">Acteurs du projet<text:tab/>9</text:a></text:p>
          <text:p text:style-name="P85"><text:a xlink:type="simple" xlink:href="#__RefHeading___Toc1029_994175932" text:style-name="Index_20_Link" text:visited-style-name="Index_20_Link">Planning détaillé<text:tab/>9</text:a></text:p>
          <text:p text:style-name="P85"><text:a xlink:type="simple" xlink:href="#__RefHeading___Toc1031_994175932" text:style-name="Index_20_Link" text:visited-style-name="Index_20_Link">Ressources applicatives utilisées<text:tab/>10</text:a></text:p>
          <text:p text:style-name="P85"><text:a xlink:type="simple" xlink:href="#__RefHeading___Toc1033_994175932" text:style-name="Index_20_Link" text:visited-style-name="Index_20_Link">Aspects juridiques<text:tab/>10</text:a></text:p>
          <text:p text:style-name="P84"><text:a xlink:type="simple" xlink:href="#__RefHeading___Toc997_994175932" text:style-name="Index_20_Link" text:visited-style-name="Index_20_Link">Mise en œuvre<text:tab/>11</text:a></text:p>
          <text:p text:style-name="P85"><text:a xlink:type="simple" xlink:href="#__RefHeading___Toc999_994175932" text:style-name="Index_20_Link" text:visited-style-name="Index_20_Link">Arborescence &amp; Contenus textuels<text:tab/>11</text:a></text:p>
          <text:p text:style-name="P85"><text:a xlink:type="simple" xlink:href="#__RefHeading___Toc1001_994175932" text:style-name="Index_20_Link" text:visited-style-name="Index_20_Link">Graphisme<text:tab/>11</text:a></text:p>
          <text:p text:style-name="P85"><text:a xlink:type="simple" xlink:href="#__RefHeading___Toc2485_1338404867" text:style-name="Index_20_Link" text:visited-style-name="Index_20_Link">Accessibilité<text:tab/>12</text:a></text:p>
          <text:p text:style-name="P85"><text:a xlink:type="simple" xlink:href="#__RefHeading___Toc1005_994175932" text:style-name="Index_20_Link" text:visited-style-name="Index_20_Link">Fonctionnalités<text:tab/>12</text:a></text:p>
          <text:p text:style-name="P85"><text:a xlink:type="simple" xlink:href="#__RefHeading___Toc1017_994175932" text:style-name="Index_20_Link" text:visited-style-name="Index_20_Link">Référencement &amp; Communication<text:tab/>16</text:a></text:p>
          <text:p text:style-name="P85"><text:a xlink:type="simple" xlink:href="#__RefHeading___Toc1019_994175932" text:style-name="Index_20_Link" text:visited-style-name="Index_20_Link">Monétisation<text:tab/>17</text:a></text:p>
          <text:p text:style-name="P85"><text:a xlink:type="simple" xlink:href="#__RefHeading___Toc1021_994175932" text:style-name="Index_20_Link" text:visited-style-name="Index_20_Link">Statistiques<text:tab/>17</text:a></text:p>
        </text:index-body>
      </text:table-of-content>
      <text:p text:style-name="Text_20_body"/>
      <text:p text:style-name="P75">Intr<text:span text:style-name="T1">oduction</text:span></text:p>
      <text:p text:style-name="Text_20_body"/>
      <text:p text:style-name="Text_20_body"/>
      <text:h text:style-name="P87" text:outline-level="1"><text:bookmark-start text:name="__RefHeading___Toc973_994175932"/><text:span text:style-name="T8">Identification</text:span> du Projet<text:bookmark-end text:name="__RefHeading___Toc973_994175932"/></text:h>
      <text:p text:style-name="P35"/>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8">Nom de l'entreprise :</text:p>
            <text:p text:style-name="P36"/>
          </table:table-cell>
          <table:table-cell table:style-name="Tableau1.A1" table:number-columns-spanned="2" office:value-type="string">
            <text:p text:style-name="P37">Demandeur :</text:p>
          </table:table-cell>
          <table:covered-table-cell/>
          <table:table-cell table:style-name="Tableau1.D1" table:number-columns-spanned="2" office:value-type="string">
            <text:p text:style-name="P37">Contact <text:span text:style-name="T51">(coordonnnées) </text:span>:</text:p>
          </table:table-cell>
          <table:covered-table-cell/>
        </table:table-row>
        <table:table-row>
          <table:table-cell table:style-name="Tableau1.A2" table:number-columns-spanned="2" office:value-type="string">
            <text:p text:style-name="P63">Type de site : </text:p>
            <text:p text:style-name="P63"><text:s text:c="11"/>Vitrine</text:p>
          </table:table-cell>
          <table:covered-table-cell/>
          <table:table-cell table:style-name="Tableau1.C2" table:number-columns-spanned="3" office:value-type="string">
            <text:p text:style-name="P32">Budget prévu / <text:span text:style-name="T54">Prix proposé </text:span>: </text:p>
            <text:p text:style-name="P45"/>
          </table:table-cell>
          <table:covered-table-cell/>
          <table:covered-table-cell/>
        </table:table-row>
        <table:table-row table:style-name="Tableau1.3">
          <table:table-cell table:style-name="Tableau1.A2" table:number-columns-spanned="2" office:value-type="string">
            <text:p text:style-name="P40">Objectif :</text:p>
            <text:p text:style-name="P40"/>
          </table:table-cell>
          <table:covered-table-cell/>
          <table:table-cell table:style-name="Tableau1.C2" table:number-columns-spanned="3" office:value-type="string">
            <text:p text:style-name="P39">Articulation avec d'autres projets :</text:p>
            <text:p text:style-name="P39"/>
          </table:table-cell>
          <table:covered-table-cell/>
          <table:covered-table-cell/>
        </table:table-row>
        <table:table-row table:style-name="Tableau1.4">
          <table:table-cell table:style-name="Tableau1.A2" table:number-columns-spanned="2" office:value-type="string">
            <text:p text:style-name="P40">Résultat attendu<text:span text:style-name="T12"> :</text:span></text:p>
            <text:p text:style-name="P40"/>
          </table:table-cell>
          <table:covered-table-cell/>
          <table:table-cell table:style-name="Tableau1.C2" table:number-columns-spanned="3" office:value-type="string">
            <text:p text:style-name="P51">L<text:span text:style-name="T4">iste des </text:span><text:span text:style-name="T2">autres</text:span><text:span text:style-name="T4"> </text:span><text:span text:style-name="T2">l</text:span><text:span text:style-name="T4">ivrables attendus :</text:span></text:p>
            <text:p text:style-name="P46"/>
          </table:table-cell>
          <table:covered-table-cell/>
          <table:covered-table-cell/>
        </table:table-row>
        <table:table-row>
          <table:table-cell table:style-name="Tableau1.A2" office:value-type="string">
            <text:p text:style-name="P47">Objectifs à renégocier :</text:p>
          </table:table-cell>
          <table:table-cell table:style-name="Tableau1.C2" table:number-columns-spanned="4" office:value-type="string">
            <text:p text:style-name="P38">Contexte de la demande : </text:p>
            <text:p text:style-name="P38"/>
          </table:table-cell>
          <table:covered-table-cell/>
          <table:covered-table-cell/>
          <table:covered-table-cell/>
        </table:table-row>
        <table:table-row>
          <table:table-cell table:style-name="Tableau1.A2" office:value-type="string">
            <text:p text:style-name="P27">Cahier des charges écrit par...</text:p>
            <text:p text:style-name="P27">[ <text:s/>] Le Client</text:p>
            <text:p text:style-name="P41">[ <text:s/>] Le Prestataire</text:p>
          </table:table-cell>
          <table:table-cell table:style-name="Tableau1.A2" table:number-columns-spanned="2" office:value-type="string">
            <text:p text:style-name="P52">Contenu <text:span text:style-name="T47">(textes &amp; images) </text:span>à la charge...</text:p>
            <text:p text:style-name="P29">[ <text:s/>] <text:span text:style-name="T46">Du</text:span> Client</text:p>
            <text:p text:style-name="P42">[ <text:s/>] <text:span text:style-name="T46">Du</text:span> Prestataire</text:p>
          </table:table-cell>
          <table:covered-table-cell/>
          <table:table-cell table:style-name="Tableau1.C2" table:number-columns-spanned="2" office:value-type="string">
            <text:p text:style-name="P78">Elément déclencheur :</text:p>
          </table:table-cell>
          <table:covered-table-cell/>
        </table:table-row>
        <table:table-row>
          <table:table-cell table:style-name="Tableau1.A2" office:value-type="string">
            <text:p text:style-name="P31">Liste des acteurs <text:span text:style-name="T56">et rôles</text:span> :</text:p>
            <text:p text:style-name="P31"/>
          </table:table-cell>
          <table:table-cell table:style-name="Tableau1.A2" table:number-columns-spanned="2" office:value-type="string">
            <text:p text:style-name="P79">Activité <text:span text:style-name="T61">principale</text:span> du client :</text:p>
            <text:p text:style-name="P79"/>
          </table:table-cell>
          <table:covered-table-cell/>
          <table:table-cell table:style-name="Tableau1.C2" table:number-columns-spanned="2" office:value-type="string">
            <text:p text:style-name="P83"/>
          </table:table-cell>
          <table:covered-table-cell/>
        </table:table-row>
        <table:table-row table:style-name="Tableau1.8">
          <table:table-cell table:style-name="Tableau1.A2" office:value-type="string">
            <text:p text:style-name="P28">Langues : </text:p>
            <text:p text:style-name="P28"/>
          </table:table-cell>
          <table:table-cell table:style-name="Tableau1.A2" table:number-columns-spanned="2" office:value-type="string">
            <text:p text:style-name="P80">Activités secondaires :</text:p>
          </table:table-cell>
          <table:covered-table-cell/>
          <table:table-cell table:style-name="Tableau1.C2" table:number-columns-spanned="2" office:value-type="string">
            <text:p text:style-name="P81"/>
          </table:table-cell>
          <table:covered-table-cell/>
        </table:table-row>
        <table:table-row table:style-name="Tableau1.9">
          <table:table-cell table:style-name="Tableau1.A2" office:value-type="string">
            <text:p text:style-name="P59">Concept du site :</text:p>
            <text:p text:style-name="P24">Ce que veux montrer le site et comment le communiquer.</text:p>
          </table:table-cell>
          <table:table-cell table:style-name="Tableau1.A2" table:number-columns-spanned="2" office:value-type="string">
            <text:p text:style-name="P80"/>
          </table:table-cell>
          <table:covered-table-cell/>
          <table:table-cell table:style-name="Tableau1.C2" table:number-columns-spanned="2" office:value-type="string">
            <text:p text:style-name="P82"/>
          </table:table-cell>
          <table:covered-table-cell/>
        </table:table-row>
        <text:soft-page-break/>
        <table:table-row>
          <table:table-cell table:style-name="Tableau1.A2" table:number-columns-spanned="3" office:value-type="string">
            <text:p text:style-name="P49">Hébergement <text:span text:style-name="T47">(lien de l'offre) </text:span>:</text:p>
            <text:p text:style-name="P28"/>
          </table:table-cell>
          <table:covered-table-cell/>
          <table:covered-table-cell/>
          <table:table-cell table:style-name="Tableau1.C2" table:number-columns-spanned="2" office:value-type="string">
            <text:p text:style-name="P43"/>
          </table:table-cell>
          <table:covered-table-cell/>
        </table:table-row>
        <table:table-row>
          <table:table-cell table:style-name="Tableau1.C2" table:number-columns-spanned="5" office:value-type="string">
            <text:p text:style-name="P70"><text:span text:style-name="T3">Nom</text:span><text:span text:style-name="T5">s</text:span><text:span text:style-name="T3"> de domaine : </text:span></text:p>
            <text:list xml:id="list4099438988" text:style-name="L1">
              <text:list-item>
                <text:p text:style-name="P111">Principal :</text:p>
              </text:list-item>
              <text:list-item>
                <text:p text:style-name="P112">Secondaires :</text:p>
              </text:list-item>
            </text:list>
            <text:p text:style-name="P44"/>
          </table:table-cell>
          <table:covered-table-cell/>
          <table:covered-table-cell/>
          <table:covered-table-cell/>
          <table:covered-table-cell/>
        </table:table-row>
        <table:table-row>
          <table:table-cell table:style-name="Tableau1.A2" table:number-columns-spanned="3" office:value-type="string">
            <text:p text:style-name="P33">Calendrier souhaité : </text:p>
            <text:p text:style-name="P49"/>
          </table:table-cell>
          <table:covered-table-cell/>
          <table:covered-table-cell/>
          <table:table-cell table:style-name="Tableau1.C2" table:number-columns-spanned="2" office:value-type="string">
            <text:p text:style-name="P49">CMS <text:span text:style-name="T11">ou Framework</text:span> : </text:p>
            <text:p text:style-name="P64"><text:s text:c="3"/><text:span text:style-name="T68"><text:s text:c="7"/></text:span>Wordpress</text:p>
          </table:table-cell>
          <table:covered-table-cell/>
        </table:table-row>
        <table:table-row>
          <table:table-cell table:style-name="Tableau1.A2" table:number-columns-spanned="3" office:value-type="string">
            <text:p text:style-name="P25">Conclusion sur l'existant :</text:p>
            <text:p text:style-name="P25">[ <text:s/>] Diagnostic établi</text:p>
            <text:p text:style-name="P10">[ <text:s/>] Charte graphique pré-existante</text:p>
          </table:table-cell>
          <table:covered-table-cell/>
          <table:covered-table-cell/>
          <table:table-cell table:style-name="Tableau1.C2" table:number-columns-spanned="2" office:value-type="string">
            <text:p text:style-name="P55">Conclusion sur la conccurence :</text:p>
            <text:p text:style-name="P26">[ <text:s/>] Diagnostic établi</text:p>
            <text:p text:style-name="P26"><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4">Documents joints :</text:p>
            <text:p text:style-name="P34"/>
          </table:table-cell>
          <table:covered-table-cell/>
          <table:covered-table-cell/>
          <table:covered-table-cell/>
          <table:covered-table-cell/>
        </table:table-row>
        <table:table-row table:style-name="Tableau1.15">
          <table:table-cell table:style-name="Tableau1.C2" table:number-columns-spanned="5" office:value-type="string">
            <text:p text:style-name="P57">Fonctionnalités supplémentaires <text:span text:style-name="T53">(options payantes) </text:span>:</text:p>
            <text:p text:style-name="P58"/>
          </table:table-cell>
          <table:covered-table-cell/>
          <table:covered-table-cell/>
          <table:covered-table-cell/>
          <table:covered-table-cell/>
        </table:table-row>
        <table:table-row>
          <table:table-cell table:style-name="Tableau1.A2" office:value-type="string">
            <text:p text:style-name="P54">Comptes clients utilisés pour le projet :</text:p>
            <text:p text:style-name="P54">- Hébergeur (OVH) :</text:p>
            <text:p text:style-name="P53">- Référencement (Google) :</text:p>
            <text:p text:style-name="P53">- Wordpress.com (JetPack &amp; Akismet) : </text:p>
          </table:table-cell>
          <table:table-cell table:style-name="Tableau1.A2" table:number-columns-spanned="3" office:value-type="string">
            <text:p text:style-name="P55">Logins :</text:p>
          </table:table-cell>
          <table:covered-table-cell/>
          <table:covered-table-cell/>
          <table:table-cell table:style-name="Tableau1.C2" office:value-type="string">
            <text:p text:style-name="P55">Mdp :</text:p>
          </table:table-cell>
        </table:table-row>
        <table:table-row>
          <table:table-cell table:style-name="Tableau1.C2" table:number-columns-spanned="5" office:value-type="string">
            <text:p text:style-name="P67">Conditions :</text:p>
            <text:list xml:id="list2387217477" text:style-name="L2">
              <text:list-item>
                <text:p text:style-name="P113">L<text:span text:style-name="T71">es contenus sources demandées par le client doivent être fournis par celui-ci. A défaut, le prestataire travaillera sans attendre ces ressources.</text:span></text:p>
              </text:list-item>
              <text:list-item>
                <text:p text:style-name="P114">Le nombre de pages présentant les produits et services ne peuvent pas dépasser le nombre de 6.</text:p>
              </text:list-item>
              <text:list-item>
                <text:p text:style-name="P115">La configuration des adresses e-mails se limite à 10 boîtes mails.</text:p>
              </text:list-item>
            </text:list>
          </table:table-cell>
          <table:covered-table-cell/>
          <table:covered-table-cell/>
          <table:covered-table-cell/>
          <table:covered-table-cell/>
        </table:table-row>
      </table:table>
      <text:p text:style-name="P30"/>
      <text:h text:style-name="P90"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0"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100" text:outline-level="2"><text:bookmark-start text:name="__RefHeading___Toc979_994175932"/>Environnement <text:span text:style-name="T59">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1" text:outline-level="3">Les <text:s/>concurrents</text:h>
      <text:p text:style-name="P1"><text:tab/>Nom + http://www.urlsite.com</text:p>
      <text:p text:style-name="P1"><text:tab/>Nom + http://www.urlsite.com</text:p>
      <text:h text:style-name="P91" text:outline-level="3">Les partenaires</text:h>
      <text:p text:style-name="P1"><text:tab/>Nom <text:s/>+ http://www.urlsite.com</text:p>
      <text:p text:style-name="P1"><text:tab/>Nom + http://www.urlsite.com</text:p>
      <text:h text:style-name="P91" text:outline-level="3">Le réseau étendu (fournisseurs, prescripteurs,etc…)</text:h>
      <text:p text:style-name="P1"><text:tab/>Nom <text:s/>+ http://www.urlsite.com</text:p>
      <text:p text:style-name="P16"><text:tab/>Nom + http://www.urlsite.com</text:p>
      <text:p text:style-name="P1"/>
      <text:h text:style-name="P99"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8">Études</text:span> <text:span text:style-name="T67">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8" text:outline-level="3">Autres études</text:h>
      <text:p text:style-name="Text_20_body"><text:s/></text:p>
      <text:h text:style-name="P99" text:outline-level="2"><text:bookmark-start text:name="__RefHeading___Toc991_994175932"/>Enjeux du <text:span text:style-name="T58">p</text:span>rojet<text:bookmark-end text:name="__RefHeading___Toc991_994175932"/></text:h>
      <text:p text:style-name="P1"/>
      <text:h text:style-name="P99" text:outline-level="2"><text:bookmark-start text:name="__RefHeading___Toc993_994175932"/>Limites et Contraintes de départ<text:bookmark-end text:name="__RefHeading___Toc993_994175932"/></text:h>
      <text:p text:style-name="P1"/>
      <text:h text:style-name="P91" text:outline-level="3">Contraintes techniques</text:h>
      <text:p text:style-name="P1"/>
      <text:h text:style-name="P91" text:outline-level="3">Contraintes fonctionnelles</text:h>
      <text:p text:style-name="P1"/>
      <text:h text:style-name="P92" text:outline-level="3">Contraintes <text:span text:style-name="T62">graphiques</text:span></text:h>
      <text:p text:style-name="P18"/>
      <text:h text:style-name="P93" text:outline-level="3">Contraintes textuelles</text:h>
      <text:p text:style-name="Text_20_body"/>
      <text:h text:style-name="P86"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88" text:outline-level="1"><text:bookmark-start text:name="__RefHeading___Toc1023_994175932"/>Organisation <text:span text:style-name="T57">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49">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8">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7">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1" text:outline-level="2"><text:bookmark-start text:name="__RefHeading___Toc1029_994175932"/>Planning d<text:span text:style-name="T44">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1"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1" text:outline-level="2"><text:bookmark-start text:name="__RefHeading___Toc1033_994175932"/>Aspects juridiques<text:bookmark-end text:name="__RefHeading___Toc1033_994175932"/></text:h>
      <text:p text:style-name="P50"/>
      <text:h text:style-name="P94" text:outline-level="3">Netiquette/Charte du site</text:h>
      <text:p text:style-name="P6"/>
      <text:h text:style-name="P94" text:outline-level="3">Conformité à la loi Informatique et Liberté (déclaration CNIL)</text:h>
      <text:p text:style-name="P6"/>
      <text:h text:style-name="P94"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22">Un contrat de maintenance sera proposé pour les actions récurrentes suivantes :</text:p>
      <text:list xml:id="list3562358147" text:style-name="L3">
        <text:list-item>
          <text:p text:style-name="P116">Sauvegardes <text:span text:style-name="T19">(Fichiers, dump de la base de données, liste des extensions)</text:span></text:p>
        </text:list-item>
        <text:list-item>
          <text:p text:style-name="P117">Maintenances et mises à jour <text:span text:style-name="T20">techniques</text:span></text:p>
        </text:list-item>
        <text:list-item>
          <text:p text:style-name="P118">Maintenances et mises à jour de contenu</text:p>
        </text:list-item>
        <text:list-item>
          <text:p text:style-name="P117">Dépannages</text:p>
        </text:list-item>
        <text:list-item>
          <text:p text:style-name="P119">Formation</text:p>
        </text:list-item>
      </text:list>
      <text:h text:style-name="P89" text:outline-level="1"><text:bookmark-start text:name="__RefHeading___Toc997_994175932"/>Mise en <text:span text:style-name="T60">œuvre</text:span><text:bookmark-end text:name="__RefHeading___Toc997_994175932"/></text:h>
      <text:h text:style-name="P102" text:outline-level="2"><text:bookmark-start text:name="__RefHeading___Toc999_994175932"/>Arborescence <text:span text:style-name="T52">&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601843350" text:style-name="L4">
        <text:list-item>
          <text:p text:style-name="P105">Menu Principal</text:p>
          <text:list>
            <text:list-item>
              <text:p text:style-name="P107">Accueil - Qui sommes-nous ? <text:span text:style-name="T52">(Présentation rapide + actualités + Coordonnées)</text:span></text:p>
            </text:list-item>
            <text:list-item>
              <text:p text:style-name="P110">Pages sur les services ou produits (jusqu’à 6 <text:span text:style-name="T69">pages, possibilité de sous-menus</text:span>)</text:p>
            </text:list-item>
            <text:list-item>
              <text:p text:style-name="P108">Contact <text:span text:style-name="T52">(Formulaire + Carte + Coordonnées)</text:span></text:p>
            </text:list-item>
          </text:list>
        </text:list-item>
        <text:list-item>
          <text:p text:style-name="P106">Menu de Pied de page (Footer)</text:p>
          <text:list>
            <text:list-item>
              <text:p text:style-name="P109">Accueil</text:p>
            </text:list-item>
            <text:list-item>
              <text:p text:style-name="P109">Mentions légales</text:p>
            </text:list-item>
            <text:list-item>
              <text:p text:style-name="P109">Plan du site <text:span text:style-name="T52">(sitemap HTML)</text:span></text:p>
            </text:list-item>
            <text:list-item>
              <text:p text:style-name="P109">Partenaires</text:p>
            </text:list-item>
            <text:list-item>
              <text:p text:style-name="P109">Contact</text:p>
            </text:list-item>
          </text:list>
        </text:list-item>
      </text:list>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6"><text:s/></text:p>
      <text:h text:style-name="P95" text:outline-level="3">Mise en Page et Ordination</text:h>
      <text:p text:style-name="P9"/>
      <text:h text:style-name="P99"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04" text:outline-level="2"><text:bookmark-start text:name="__RefHeading___Toc2485_1338404867"/>Accessibilité<text:bookmark-end text:name="__RefHeading___Toc2485_1338404867"/></text:h>
      <text:p text:style-name="P61">Validation du code aux normes du W3C (validator du W3C) :</text:p>
      <text:p text:style-name="P61"><text:soft-page-break/>- HTML5</text:p>
      <text:p text:style-name="P61">- CSS3</text:p>
      <text:p text:style-name="P61">- Reccomandations pour mobiles</text:p>
      <text:p text:style-name="P61">- <text:span text:style-name="T16">Checklinks</text:span></text:p>
      <text:p text:style-name="P61">- <text:span text:style-name="T17">Flux RSS</text:span></text:p>
      <text:p text:style-name="P61"/>
      <text:p text:style-name="P61">Validation par test sur les navigateurs PC :</text:p>
      <text:p text:style-name="P61">- <text:span text:style-name="T18">IE : intégration d'un moteur HTML5 en Javascript pour les anciennes versions (HTML5Shiv)</text:span></text:p>
      <text:p text:style-name="P61">- Google Chrome (version actuelle)</text:p>
      <text:p text:style-name="P61">- Firefox (version actuelle)</text:p>
      <text:p text:style-name="P61">- Opéra (version actuelle)</text:p>
      <text:p text:style-name="P61">- Safari (version actuelle)</text:p>
      <text:p text:style-name="P61"/>
      <text:p text:style-name="P66">Validation par test sur les navigateurs mobiles :</text:p>
      <text:p text:style-name="P66">- Google Chrome (version actuelle)</text:p>
      <text:p text:style-name="P66">- Firefox (version actuelle)</text:p>
      <text:p text:style-name="P66"/>
      <text:h text:style-name="P99" text:outline-level="2"><text:bookmark-start text:name="__RefHeading___Toc1005_994175932"/>Fonctionnalités<text:bookmark-end text:name="__RefHeading___Toc1005_994175932"/></text:h>
      <text:p text:style-name="Text_20_body"/>
      <text:h text:style-name="P91" text:outline-level="3">Fonctionnalités d'Administration <text:span text:style-name="T63">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2"/>
      <text:p text:style-name="P71">Thème :</text:p>
      <text:p text:style-name="P65">- <text:a xlink:type="simple" xlink:href="https://fr.wordpress.org/themes/oceanwp/" text:style-name="Internet_20_link" text:visited-style-name="Visited_20_Internet_20_Link">https://fr.wordpress.org/themes/oceanwp/</text:a> </text:p>
      <text:p text:style-name="P71">- <text:a xlink:type="simple" xlink:href="https://fr.wordpress.org/plugins/ocean-extra/" text:style-name="Internet_20_link" text:visited-style-name="Visited_20_Internet_20_Link">https://fr.wordpress.org/plugins/ocean-extra/</text:a></text:p>
      <text:p text:style-name="P71"/>
      <text:p text:style-name="P72">Administrations (Back-office) :</text:p>
      <text:p text:style-name="P72"><text:span text:style-name="T75">- </text:span><text:a xlink:type="simple" xlink:href="https://wordpress.org/plugins/elementor/" text:style-name="Internet_20_link" text:visited-style-name="Visited_20_Internet_20_Link"><text:span text:style-name="T75">https://wordpress.org/plugins/elementor/</text:span></text:a></text:p>
      <text:p text:style-name="P72"/>
      <text:p text:style-name="P72">- <text:a xlink:type="simple" xlink:href="https://fr.wordpress.org/plugins/jetpack/" text:style-name="Internet_20_link" text:visited-style-name="Visited_20_Internet_20_Link"><text:span text:style-name="T25">https://fr.wordpress.org/plugins/jetpack/</text:span></text:a></text:p>
      <text:p text:style-name="P72"/>
      <text:p text:style-name="P72">- <text:a xlink:type="simple" xlink:href="https://fr.wordpress.org/plugins/tinymce-advanced/" text:style-name="Internet_20_link" text:visited-style-name="Visited_20_Internet_20_Link">https://fr.wordpress.org/plugins/tinymce-advanced/</text:a></text:p>
      <text:p text:style-name="P72"/>
      <text:p text:style-name="P72"><text:soft-page-break/>- <text:a xlink:type="simple" xlink:href="https://wordpress.org/plugins/duplicate-post/" text:style-name="Internet_20_link" text:visited-style-name="Visited_20_Internet_20_Link">https://wordpress.org/plugins/duplicate-post/</text:a></text:p>
      <text:p text:style-name="P72">- <text:a xlink:type="simple" xlink:href="https://fr.wordpress.org/plugins/simple-page-ordering/" text:style-name="Internet_20_link" text:visited-style-name="Visited_20_Internet_20_Link"><text:span text:style-name="T26">https://fr.wordpress.org/plugins/simple-page-ordering/</text:span></text:a></text:p>
      <text:p text:style-name="P72"/>
      <text:p text:style-name="P72">- <text:a xlink:type="simple" xlink:href="https://fr.wordpress.org/plugins/widget-css-classes/" text:style-name="Internet_20_link" text:visited-style-name="Visited_20_Internet_20_Link">https://fr.wordpress.org/plugins/widget-css-classes/</text:a> (CSS classes)</text:p>
      <text:p text:style-name="P72"/>
      <text:p text:style-name="P72"><text:span text:style-name="T78">- </text:span><text:a xlink:type="simple" xlink:href="https://fr.wordpress.org/plugins/wp-maintenance/" text:style-name="Internet_20_link" text:visited-style-name="Visited_20_Internet_20_Link"><text:span text:style-name="T78">https://fr.wordpress.org/plugins/wp-maintenance/</text:span></text:a><text:span text:style-name="T78"> (Maintenance &amp; Coming Soon)</text:span></text:p>
      <text:p text:style-name="P72"/>
      <text:p text:style-name="P72"><text:span text:style-name="T72">Sécurité</text:span> :</text:p>
      <text:p text:style-name="P72">- <text:a xlink:type="simple" xlink:href="https://wordpress.org/plugins/akismet/" text:style-name="Internet_20_link" text:visited-style-name="Visited_20_Internet_20_Link"><text:span text:style-name="T29">https://wordpress.org/plugins/akismet/</text:span></text:a><text:span text:style-name="T29"> (commentaires)</text:span></text:p>
      <text:p text:style-name="P72">- <text:a xlink:type="simple" xlink:href="https://wordpress.org/plugins/email-address-encoder/" text:style-name="Internet_20_link" text:visited-style-name="Visited_20_Internet_20_Link"><text:span text:style-name="T30">https://wordpress.org/plugins/email-address-encoder/</text:span></text:a><text:span text:style-name="T30"> (emails)</text:span></text:p>
      <text:p text:style-name="P72"/>
      <text:p text:style-name="P72"><text:span text:style-name="T76">C</text:span>ookies :</text:p>
      <text:p text:style-name="P72">- <text:a xlink:type="simple" xlink:href="https://wordpress.org/plugins/cookie-law-info/" text:style-name="Internet_20_link" text:visited-style-name="Visited_20_Internet_20_Link">https://wordpress.org/plugins/cookie-law-info/</text:a></text:p>
      <text:p text:style-name="P72"/>
      <text:p text:style-name="P72">SEO:</text:p>
      <text:p text:style-name="P72">- <text:a xlink:type="simple" xlink:href="https://wordpress.org/plugins/wordpress-seo/" text:style-name="Internet_20_link" text:visited-style-name="Visited_20_Internet_20_Link"><text:span text:style-name="T33">https://wordpress.org/plugins/wordpress-seo/</text:span></text:a><text:span text:style-name="T33"> (Yoast SEO)</text:span></text:p>
      <text:p text:style-name="P72">- <text:a xlink:type="simple" xlink:href="https://wordpress.org/plugins/broken-link-checker/" text:style-name="Internet_20_link" text:visited-style-name="Visited_20_Internet_20_Link"><text:span text:style-name="T34">https://wordpress.org/plugins/broken-link-checker/</text:span></text:a><text:span text:style-name="T34"> (Liens)</text:span></text:p>
      <text:p text:style-name="P72">- <text:a xlink:type="simple" xlink:href="https://wordpress.org/plugins/redirection/" text:style-name="Internet_20_link" text:visited-style-name="Visited_20_Internet_20_Link"><text:span text:style-name="T35">https://wordpress.org/plugins/redirection/</text:span></text:a><text:span text:style-name="T35"> (Redirections)</text:span></text:p>
      <text:p text:style-name="P72">- <text:a xlink:type="simple" xlink:href="https://fr.wordpress.org/plugins/404-to-301/" text:style-name="Internet_20_link" text:visited-style-name="Visited_20_Internet_20_Link"><text:span text:style-name="T36">https://fr.wordpress.org/plugins/404-to-301/</text:span></text:a><text:span text:style-name="T36"> (Gestion 404)</text:span></text:p>
      <text:p text:style-name="P72"/>
      <text:p text:style-name="P72">Analytics (à choisir google ou piwik) :</text:p>
      <text:p text:style-name="P72">- <text:a xlink:type="simple" xlink:href="https://fr.wordpress.org/plugins/google-analytics-dashboard-for-wp/" text:style-name="Internet_20_link" text:visited-style-name="Visited_20_Internet_20_Link"><text:span text:style-name="T37">https://fr.wordpress.org/plugins/google-analytics-dashboard-for-wp/</text:span></text:a></text:p>
      <text:p text:style-name="P72">- <text:a xlink:type="simple" xlink:href="https://fr.wordpress.org/plugins/wp-piwik/" text:style-name="Internet_20_link" text:visited-style-name="Visited_20_Internet_20_Link"><text:span text:style-name="T38">https://fr.wordpress.org/plugins/wp-piwik/</text:span></text:a></text:p>
      <text:p text:style-name="P72"/>
      <text:p text:style-name="P72">Shortcodes :</text:p>
      <text:p text:style-name="P72"><text:span text:style-name="T27">- </text:span><text:a xlink:type="simple" xlink:href="https://wordpress.org/plugins/shortcodes-ultimate/" text:style-name="Internet_20_link" text:visited-style-name="Visited_20_Internet_20_Link"><text:span text:style-name="T27">https://wordpress.org/plugins/shortcodes-ultimate/</text:span></text:a></text:p>
      <text:p text:style-name="P72">- <text:a xlink:type="simple" xlink:href="https://fr.wordpress.org/plugins/better-font-awesome/" text:style-name="Internet_20_link" text:visited-style-name="Visited_20_Internet_20_Link">https://fr.wordpress.org/plugins/better-font-awesome/</text:a></text:p>
      <text:p text:style-name="P72">- <text:a xlink:type="simple" xlink:href="https://fr.wordpress.org/plugins/svg-vector-icon-plugin/" text:style-name="Internet_20_link" text:visited-style-name="Visited_20_Internet_20_Link">https://fr.wordpress.org/plugins/svg-vector-icon-plugin/</text:a></text:p>
      <text:p text:style-name="P72">- <text:a xlink:type="simple" xlink:href="https://fr.wordpress.org/plugins/custom-content-shortcode/" text:style-name="Internet_20_link" text:visited-style-name="Visited_20_Internet_20_Link">https://fr.wordpress.org/plugins/custom-content-shortcode/</text:a> <text:span text:style-name="T28">(Custom)</text:span></text:p>
      <text:p text:style-name="P72">- <text:a xlink:type="simple" xlink:href="https://fr.wordpress.org/plugins/insert-php/" text:style-name="Internet_20_link" text:visited-style-name="Visited_20_Internet_20_Link">https://fr.wordpress.org/plugins/insert-php/</text:a> <text:span text:style-name="T28">(PHP, HTML, CSS, JS)</text:span></text:p>
      <text:p text:style-name="P72">- <text:a xlink:type="simple" xlink:href="https://fr.wordpress.org/plugins/page-list/" text:style-name="Internet_20_link" text:visited-style-name="Visited_20_Internet_20_Link">https://fr.wordpress.org/plugins/page-list/</text:a></text:p>
      <text:p text:style-name="P72"/>
      <text:p text:style-name="P72">Carte</text:p>
      <text:p text:style-name="P72">- <text:a xlink:type="simple" xlink:href="https://fr.wordpress.org/plugins/leaflet-map/" text:style-name="Internet_20_link" text:visited-style-name="Visited_20_Internet_20_Link">https://fr.wordpress.org/plugins/leaflet-map/</text:a></text:p>
      <text:p text:style-name="P20"/>
      <text:h text:style-name="P91"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text:soft-page-break/>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2"/>
      <text:p text:style-name="P69">E-commerce :</text:p>
      <text:p text:style-name="P68"><text:span text:style-name="T70">- </text:span><text:a xlink:type="simple" xlink:href="https://fr.wordpress.org/plugins/woocommerce/" text:style-name="Internet_20_link" text:visited-style-name="Visited_20_Internet_20_Link"><text:span text:style-name="T70">https://fr.wordpress.org/plugins/woocommerce/</text:span></text:a></text:p>
      <text:p text:style-name="P68"/>
      <text:p text:style-name="P73"><text:span text:style-name="T77">C</text:span>ontact:</text:p>
      <text:p text:style-name="P73">- <text:a xlink:type="simple" xlink:href="https://wordpress.org/plugins/contact-form-7/" text:style-name="Internet_20_link" text:visited-style-name="Visited_20_Internet_20_Link"><text:span text:style-name="T31">https://wordpress.org/plugins/contact-form-7/</text:span></text:a></text:p>
      <text:p text:style-name="P73"><text:span text:style-name="T31">- </text:span><text:a xlink:type="simple" xlink:href="https://wordpress.org/plugins/really-simple-captcha/" text:style-name="Internet_20_link" text:visited-style-name="Visited_20_Internet_20_Link"><text:span text:style-name="T31">https://wordpress.org/plugins/really-simple-captcha/</text:span></text:a></text:p>
      <text:p text:style-name="P73">- <text:a xlink:type="simple" xlink:href="https://fr.wordpress.org/plugins/flamingo/" text:style-name="Internet_20_link" text:visited-style-name="Visited_20_Internet_20_Link"><text:span text:style-name="T32">https://fr.wordpress.org/plugins/flamingo/</text:span></text:a></text:p>
      <text:p text:style-name="P73"/>
      <text:p text:style-name="P73">Diaporama :</text:p>
      <text:p text:style-name="P73">- <text:a xlink:type="simple" xlink:href="https://fr.wordpress.org/plugins/smart-slider-3/" text:style-name="Internet_20_link" text:visited-style-name="Visited_20_Internet_20_Link">https://fr.wordpress.org/plugins/smart-slider-3/</text:a></text:p>
      <text:p text:style-name="P73"/>
      <text:p text:style-name="P73">Icônes <text:span text:style-name="T41">de réseaux sociaux </text:span>:</text:p>
      <text:p text:style-name="P73">- <text:a xlink:type="simple" xlink:href="https://fr.wordpress.org/plugins/social-icons/" text:style-name="Internet_20_link" text:visited-style-name="Visited_20_Internet_20_Link"><text:span text:style-name="T40">https://fr.wordpress.org/plugins/social-icons/</text:span></text:a></text:p>
      <text:p text:style-name="P73"/>
      <text:p text:style-name="P73">Localisation :</text:p>
      <text:p text:style-name="P73">- <text:a xlink:type="simple" xlink:href="https://wordpress.org/plugins/polylang/" text:style-name="Internet_20_link" text:visited-style-name="Visited_20_Internet_20_Link"><text:span text:style-name="T42">https://wordpress.org/plugins/polylang/</text:span></text:a></text:p>
      <text:p text:style-name="P73"/>
      <text:p text:style-name="P73">CTA :</text:p>
      <text:p text:style-name="P73">- <text:a xlink:type="simple" xlink:href="https://fr.wordpress.org/plugins/cta/" text:style-name="Internet_20_link" text:visited-style-name="Visited_20_Internet_20_Link">https://fr.wordpress.org/plugins/cta/</text:a></text:p>
      <text:p text:style-name="P73"/>
      <text:p text:style-name="P73">Illustration :</text:p>
      <text:p text:style-name="P73">- <text:a xlink:type="simple" xlink:href="https://wordpress.org/plugins/instant-images/" text:style-name="Internet_20_link" text:visited-style-name="Visited_20_Internet_20_Link">https://wordpress.org/plugins/instant-images/</text:a></text:p>
      <text:p text:style-name="P73">- <text:a xlink:type="simple" xlink:href="https://fr.wordpress.org/plugins/wp-pixabay/" text:style-name="Internet_20_link" text:visited-style-name="Visited_20_Internet_20_Link">https://fr.wordpress.org/plugins/wp-pixabay/</text:a></text:p>
      <text:p text:style-name="P73"/>
      <text:p text:style-name="P73">Gestion <text:span text:style-name="T74">et Optimisation </text:span>des images :</text:p>
      <text:p text:style-name="P73">- <text:a xlink:type="simple" xlink:href="https://wordpress.org/plugins/wp-smushit/" text:style-name="Internet_20_link" text:visited-style-name="Visited_20_Internet_20_Link">https://wordpress.org/plugins/wp-smushit/</text:a></text:p>
      <text:p text:style-name="P73">- <text:a xlink:type="simple" xlink:href="https://wordpress.org/plugins/imsanity/" text:style-name="Internet_20_link" text:visited-style-name="Visited_20_Internet_20_Link">https://wordpress.org/plugins/imsanity/</text:a></text:p>
      <text:p text:style-name="P73"><text:soft-page-break/>- <text:a xlink:type="simple" xlink:href="https://wordpress.org/plugins/media-file-renamer/" text:style-name="Internet_20_link" text:visited-style-name="Visited_20_Internet_20_Link">https://wordpress.org/plugins/media-file-renamer/</text:a></text:p>
      <text:p text:style-name="P73">- <text:a xlink:type="simple" xlink:href="https://wordpress.org/plugins/enable-media-replace/" text:style-name="Internet_20_link" text:visited-style-name="Visited_20_Internet_20_Link">https://wordpress.org/plugins/enable-media-replace/</text:a></text:p>
      <text:p text:style-name="P73">- <text:a xlink:type="simple" xlink:href="https://wordpress.org/plugins/bj-lazy-load/" text:style-name="Internet_20_link" text:visited-style-name="Visited_20_Internet_20_Link">https://wordpress.org/plugins/bj-lazy-load/</text:a> (Lazy load)</text:p>
      <text:p text:style-name="P73">- <text:a xlink:type="simple" xlink:href="https://wordpress.org/plugins/scalable-vector-graphics-svg/" text:style-name="Internet_20_link" text:visited-style-name="Visited_20_Internet_20_Link"><text:span text:style-name="T39">https://wordpress.org/plugins/scalable-vector-graphics-svg/</text:span></text:a><text:span text:style-name="T39"> (support SVG)</text:span></text:p>
      <text:p text:style-name="P73"/>
      <text:p text:style-name="P73">Optimisation <text:span text:style-name="T73">générale</text:span> :</text:p>
      <text:p text:style-name="P73">- <text:a xlink:type="simple" xlink:href="https://wordpress.org/plugins/w3-total-cache/" text:style-name="Internet_20_link" text:visited-style-name="Visited_20_Internet_20_Link">https://wordpress.org/plugins/w3-total-cache/</text:a> <text:span text:style-name="T43">(Globale)</text:span></text:p>
      <text:p text:style-name="P73">- <text:a xlink:type="simple" xlink:href="https://fr.wordpress.org/plugins/wp-sweep/" text:style-name="Internet_20_link" text:visited-style-name="Visited_20_Internet_20_Link">https://fr.wordpress.org/plugins/wp-sweep/</text:a> (Db)</text:p>
      <text:p text:style-name="P20"/>
      <text:h text:style-name="P91" text:outline-level="3">Fonctionnalités applicatives spécifiques</text:h>
      <text:p text:style-name="P1">Listez les fonctionnalités ou développements techniques spécifiques qui devront se connecter avec le site web.</text:p>
      <text:p text:style-name="P1"/>
      <text:h text:style-name="P91" text:outline-level="3">Autres Services : Les applications Web autour du site</text:h>
      <text:p text:style-name="P1"/>
      <text:p text:style-name="P1"/>
      <text:h text:style-name="P99" text:outline-level="2"><text:bookmark-start text:name="__RefHeading___Toc1017_994175932"/>Référencement &amp; Communication<text:bookmark-end text:name="__RefHeading___Toc1017_994175932"/></text:h>
      <text:p text:style-name="P1"/>
      <text:p text:style-name="Text_20_body">Eléments techniques :</text:p>
      <text:list xml:id="list1094607262" text:style-name="L5">
        <text:list-item>
          <text:p text:style-name="P120">Sitemap.xml</text:p>
        </text:list-item>
        <text:list-item>
          <text:p text:style-name="P120">Indexation des sites (Google, Bing et Yahoo) avec déclaration dans les webmaster tools sur le compte dédié (à la demande des clients)</text:p>
        </text:list-item>
        <text:list-item>
          <text:p text:style-name="P120">Balises méta (Author, Desc, Keywords, Robots)</text:p>
        </text:list-item>
        <text:list-item>
          <text:p text:style-name="P120">Robots.txt</text:p>
        </text:list-item>
        <text:list-item>
          <text:p text:style-name="P120">.htaccess</text:p>
        </text:list-item>
        <text:list-item>
          <text:p text:style-name="P120">Human.txt</text:p>
        </text:list-item>
        <text:list-item>
          <text:p text:style-name="P120">Intégration d'un outil d'Analyse d'audience (Google Analytics ou Piwik Analytics)</text:p>
        </text:list-item>
        <text:list-item>
          <text:p text:style-name="P121">Micro-datas</text:p>
        </text:list-item>
      </text:list>
      <text:p text:style-name="Text_20_body"/>
      <text:p text:style-name="Text_20_body">Social Media Optimisation (SMO) :</text:p>
      <text:list xml:id="list122495583" text:style-name="L6">
        <text:list-item>
          <text:p text:style-name="P122">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96"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text:soft-page-break/>Pour cela, il faut se baser sur des combinaisons de mots correspondant à des activités et des noms de villes ou zones géographiques permettant de délimiter l'activité.</text:p>
      <text:h text:style-name="P91" text:outline-level="3">Optimisation de la mise en page</text:h>
      <text:p text:style-name="P1">Utilisation des micro-<text:span text:style-name="T50">datas</text:span>, validation du HTML, optimisation des balises (Alt, Title, etc.) etc.</text:p>
      <text:h text:style-name="P91"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91" text:outline-level="3">Achat du trafic</text:h>
      <text:p text:style-name="P1">Campagne AdWords et autres régies. Searche Engine Advertising (SEA)</text:p>
      <text:h text:style-name="P91" text:outline-level="3">Visibilité dans les médias sociaux</text:h>
      <text:p text:style-name="P1">Social Media Optimisation (SMO)</text:p>
      <text:h text:style-name="P103" text:outline-level="2"><text:bookmark-start text:name="__RefHeading___Toc1019_994175932"/>Monétisation<text:bookmark-end text:name="__RefHeading___Toc1019_994175932"/></text:h>
      <text:p text:style-name="P23"/>
      <text:h text:style-name="P97" text:outline-level="3">Optimisation de la mise en page</text:h>
      <text:p text:style-name="P23">Placement des publicité, etc.</text:p>
      <text:h text:style-name="P97" text:outline-level="3">Partenariats</text:h>
      <text:p text:style-name="P23"/>
      <text:h text:style-name="P97" text:outline-level="3">Publicité</text:h>
      <text:p text:style-name="P23">Choix de la (ou des) régie(s) pour la publicité sur le site.</text:p>
      <text:h text:style-name="P97" text:outline-level="3">Autres méthode de monétisation</text:h>
      <text:p text:style-name="P23">Ventes de produits (e-commerce) via une plateforme dédiée, plateforme de crouwdfunding, etc.</text:p>
      <text:h text:style-name="P99"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0"/>
      <text:p text:style-name="P75">Annexes</text:p>
      <text:p text:style-name="P19">Annexe 1 : <text:span text:style-name="T65">Interview</text:span> client</text:p>
      <text:p text:style-name="P19">Annexe 2 : Grille d'analyse de l'existant</text:p>
      <text:p text:style-name="P19">Annexe 3 : Grille d'analyse d<text:span text:style-name="T66">e la concurrence</text:span></text:p>
      <text:p text:style-name="P8">Annexe <text:span text:style-name="T64">4</text:span> : Charte graphique complète de l'entreprise</text:p>
      <text:p text:style-name="P12">Annexe <text:span text:style-name="T64">5</text:span> : Book des images du site</text:p>
      <text:p text:style-name="P14">Annexe <text:span text:style-name="T64">6</text:span> : Plan de Référencement</text:p>
      <text:p text:style-name="P11">Annexe <text:span text:style-name="T64">7</text:span> : <text:span text:style-name="T55">Trames de rédaction de contenu</text:span></text:p>
      <text:p text:style-name="P13">Annexe <text:span text:style-name="T64">8</text:span> : Plan de ligne éditoriale</text:p>
      <text:p text:style-name="P15">Annexe <text:span text:style-name="T64">9</text:span> : Charte de bonne conduite (Netiquette appliquée)</text:p>
      <text:p text:style-name="P8">Annexe <text:span text:style-name="T64">10</text:span> : Plugin <text:span text:style-name="T45">[…]</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45M49S</meta:editing-duration>
    <meta:editing-cycles>209</meta:editing-cycles>
    <meta:generator>LibreOffice/6.0.7.3$Windows_X86_64 LibreOffice_project/dc89aa7a9eabfd848af146d5086077aeed2ae4a5</meta:generator>
    <dc:date>2019-02-21T02:04:44.021000000</dc:date>
    <meta:document-statistic meta:table-count="1" meta:image-count="0" meta:object-count="0" meta:page-count="17" meta:paragraph-count="318" meta:word-count="2226" meta:character-count="15691" meta:non-whitespace-character-count="13751"/>
    <meta:user-defined meta:name="Info 1"/>
    <meta:user-defined meta:name="Info 2"/>
    <meta:user-defined meta:name="Info 3"/>
    <meta:user-defined meta:name="Info 4"/>
  </office:meta>
</office:document-meta>
</file>